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43cm" fo:margin-left="3.461cm" table:align="left"/>
    </style:style>
    <style:style style:name="Table1.A" style:family="table-column">
      <style:table-column-properties style:column-width="10.43cm"/>
    </style:style>
    <style:style style:name="Table1.A1" style:family="table-cell">
      <style:table-cell-properties fo:padding="0.097cm" fo:border="0.05pt solid #000000"/>
    </style:style>
    <style:style style:name="Table1.2" style:family="table-row">
      <style:table-row-properties style:min-row-height="1.304cm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" style:family="table">
      <style:table-properties style:width="5.99cm" table:align="left"/>
    </style:style>
    <style:style style:name="Table.A" style:family="table-column">
      <style:table-column-properties style:column-width="5.99cm"/>
    </style:style>
    <style:style style:name="Table.A1" style:family="table-cell">
      <style:table-cell-properties fo:padding="0.097cm" fo:border="0.05pt solid #000000"/>
    </style:style>
    <style:style style:name="Table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5.99cm" table:align="left"/>
    </style:style>
    <style:style style:name="Table2.A" style:family="table-column">
      <style:table-column-properties style:column-width="5.99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6.105cm" table:align="left"/>
    </style:style>
    <style:style style:name="Table3.A" style:family="table-column">
      <style:table-column-properties style:column-width="6.105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6.105cm" table:align="left"/>
    </style:style>
    <style:style style:name="Table4.A" style:family="table-column">
      <style:table-column-properties style:column-width="6.105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6.105cm" table:align="left"/>
    </style:style>
    <style:style style:name="Table5.A" style:family="table-column">
      <style:table-column-properties style:column-width="6.105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6.105cm" table:align="left"/>
    </style:style>
    <style:style style:name="Table6.A" style:family="table-column">
      <style:table-column-properties style:column-width="6.105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060581" officeooo:paragraph-rsid="00060581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060581" officeooo:paragraph-rsid="00060581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underline-style="none" officeooo:rsid="00060581" officeooo:paragraph-rsid="00060581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7pt" style:text-underline-style="none" officeooo:rsid="00060581" officeooo:paragraph-rsid="00060581" style:font-size-asian="7pt" style:font-size-complex="7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7pt" style:text-underline-style="none" officeooo:rsid="00060581" officeooo:paragraph-rsid="00060581" style:font-size-asian="7pt" style:font-size-complex="7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7pt" style:text-underline-style="none" officeooo:rsid="00060581" officeooo:paragraph-rsid="0007b8bb" style:font-size-asian="7pt" style:font-size-complex="7pt"/>
    </style:style>
    <style:style style:name="P7" style:family="paragraph" style:parent-style-name="Table_20_Contents">
      <style:text-properties fo:font-size="7pt" officeooo:rsid="0007b8bb" officeooo:paragraph-rsid="0007b8bb" style:font-size-asian="7pt" style:font-size-complex="7pt"/>
    </style:style>
    <style:style style:name="P8" style:family="paragraph" style:parent-style-name="Table_20_Contents">
      <style:text-properties fo:font-size="7pt" officeooo:rsid="0008a0e8" officeooo:paragraph-rsid="0008a0e8" style:font-size-asian="7pt" style:font-size-complex="7pt"/>
    </style:style>
    <style:style style:name="P9" style:family="paragraph" style:parent-style-name="Table_20_Contents">
      <style:text-properties fo:font-size="13pt" officeooo:rsid="0007b8bb" officeooo:paragraph-rsid="0007b8bb" style:font-size-asian="13pt" style:font-size-complex="13pt"/>
    </style:style>
    <style:style style:name="P10" style:family="paragraph" style:parent-style-name="Table_20_Contents">
      <style:text-properties fo:font-size="13pt" officeooo:rsid="0007b8bb" officeooo:paragraph-rsid="0008a0e8" style:font-size-asian="13pt" style:font-size-complex="13pt"/>
    </style:style>
    <style:style style:name="P11" style:family="paragraph" style:parent-style-name="Table_20_Contents">
      <style:text-properties fo:font-size="13pt" officeooo:rsid="0008a0e8" officeooo:paragraph-rsid="0008a0e8" style:font-size-asian="13pt" style:font-size-complex="13pt"/>
    </style:style>
    <style:style style:name="P12" style:family="paragraph" style:parent-style-name="Table_20_Contents">
      <style:text-properties fo:font-size="9pt" officeooo:rsid="0007b8bb" officeooo:paragraph-rsid="0007b8bb" style:font-size-asian="9pt" style:font-size-complex="9pt"/>
    </style:style>
    <style:style style:name="P13" style:family="paragraph" style:parent-style-name="Table_20_Contents">
      <style:text-properties fo:font-size="9pt" officeooo:paragraph-rsid="0007b8bb" style:font-size-asian="9pt" style:font-size-complex="9pt"/>
    </style:style>
    <style:style style:name="P14" style:family="paragraph" style:parent-style-name="Table_20_Contents">
      <style:text-properties fo:font-size="8pt" officeooo:rsid="0007b8bb" officeooo:paragraph-rsid="0007b8bb" style:font-size-asian="8pt" style:font-size-complex="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7b8bb"/>
    </style:style>
    <style:style style:name="T4" style:family="text">
      <style:text-properties officeooo:rsid="0007b8bb"/>
    </style:style>
    <style:style style:name="T5" style:family="text">
      <style:text-properties officeooo:rsid="0008a0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T2">COMPLEX </text:span><text:span text:style-name="T3">NUMBERS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1">+ComplexNumber(</text:span></text:p>
            <text:p text:style-name="P4"><text:s text:c="8"/>const double &amp;newRealNumeratorSub, </text:p>
            <text:p text:style-name="P4"><text:s text:c="12"/>const int &amp;newRealNumeratorExponentialNumerator,</text:p>
            <text:p text:style-name="P4"><text:s text:c="12"/>const int &amp;newRealNumeratorExponentialDenominator,</text:p>
            <text:p text:style-name="P4"><text:tab/>const int &amp;newRealDenominatorSub, </text:p>
            <text:p text:style-name="P4"><text:s text:c="12"/>const int &amp;newRealDenominatorExponentialNumerator, </text:p>
            <text:p text:style-name="P4"><text:s text:c="12"/>const int &amp;newRealDenominatorExponentialDenominator,</text:p>
            <text:p text:style-name="P4"><text:s text:c="12"/>const double &amp;newImaginaryNumeratorSub, </text:p>
            <text:p text:style-name="P4"><text:s text:c="12"/>const int &amp;newImaginaryNumeratorExponentialNumerator, </text:p>
            <text:p text:style-name="P4"><text:s text:c="12"/>const int &amp;newImaginaryNumeratorExponentialDenominator,</text:p>
            <text:p text:style-name="P4"><text:s text:c="11"/>const int &amp;newImaginaryDenominatorSub, </text:p>
            <text:p text:style-name="P4"><text:s text:c="12"/>const int &amp;newImaginaryDenominatorExponentialNumerator, </text:p>
            <text:p text:style-name="P4"><text:s text:c="12"/>const int &amp;newImaginaryDenominatorExponentialDenominator);</text:p>
            <text:p text:style-name="P4"><text:s text:c="8"/>+ComplexNumber(const double &amp;newRealPart, const double &amp;newImaginaryPart);</text:p>
            <text:p text:style-name="P4"><text:s text:c="8"/>+ComplexNumber();</text:p>
            <text:p text:style-name="P4"><text:s text:c="8"/>+ComplexNumber(const ComplexNumber &amp;otherComplexNumber);</text:p>
            <text:p text:style-name="P4"><text:s text:c="8"/>+setRealPart(const double &amp;newRealPart);</text:p>
            <text:p text:style-name="P4"><text:s text:c="8"/>+setImaginaryPart(const double &amp;newImaginaryPart);</text:p>
            <text:p text:style-name="P4"><text:s text:c="8"/>+setRealPart();</text:p>
            <text:p text:style-name="P4"><text:s text:c="8"/>+setImaginaryPart();</text:p>
            <text:p text:style-name="P4"><text:s text:c="8"/>+setRealNumeratorSub(const double &amp;newRealNumeratorSub);</text:p>
            <text:p text:style-name="P4"><text:s text:c="8"/>+setRealNumeratorExponentialNumerator</text:p>
            <text:p text:style-name="P4"><text:s text:c="28"/>(const int &amp;newRealNumeratorExponentialNumerator);</text:p>
            <text:p text:style-name="P4"><text:s text:c="8"/>+setRealNumeratorExponentialDenominator</text:p>
            <text:p text:style-name="P4"><text:s text:c="28"/>(const int &amp;newRealNumeratorExponentialDenominator);</text:p>
            <text:p text:style-name="P4"><text:s text:c="8"/>+setRealDenominatorSub(const int &amp;newRealDenominatorSub);</text:p>
            <text:p text:style-name="P4"><text:s text:c="8"/>+setRealDenominatorExponentialNumerator</text:p>
            <text:p text:style-name="P4"><text:s text:c="24"/>(const int &amp;newRealDenominatorExponentialNumerator);</text:p>
            <text:p text:style-name="P4"><text:s text:c="8"/>+setRealDenominatorExponentialDenominator</text:p>
            <text:p text:style-name="P4"><text:s text:c="24"/>(const int &amp;newRealDenominatorExponentialDenominator);</text:p>
            <text:p text:style-name="P4"><text:s text:c="8"/>+setImaginaryNumeratorSub</text:p>
            <text:p text:style-name="P4"><text:s text:c="24"/>(const double &amp;newImaginaryNumeratorSub);</text:p>
            <text:p text:style-name="P4"><text:s text:c="8"/>+setImaginaryNumeratorExponentialNumerator</text:p>
            <text:p text:style-name="P4"><text:s text:c="24"/>(const int &amp;newImaginaryNumeratorExponentialNumerator);</text:p>
            <text:p text:style-name="P4"><text:s text:c="8"/>+setImaginaryNumeratorExponentialDenominator</text:p>
            <text:p text:style-name="P4"><text:s text:c="23"/>(const int &amp;newImaginaryNumeratorExponentialDenominator);</text:p>
            <text:p text:style-name="P4"><text:s text:c="8"/>+setImaginaryDenominatorSub(const int &amp;newImaginaryDenominatorSub);</text:p>
            <text:p text:style-name="P4"><text:s text:c="8"/>+setImaginaryDenominatorExponentialNumerator</text:p>
            <text:p text:style-name="P4"><text:s text:c="23"/>(const int &amp;newImaginaryDenominatorExponentialNumerator);</text:p>
            <text:p text:style-name="P4"><text:s text:c="8"/>+setImaginaryDenominatorExponentialDenominator</text:p>
            <text:p text:style-name="P4"><text:s text:c="20"/>(const int &amp;newImaginaryDenominatorExponentialDenominator);</text:p>
            <text:p text:style-name="P4"><text:s text:c="8"/>+getRealPart() const{return realPart;}</text:p>
            <text:p text:style-name="P4"><text:s text:c="8"/>+getImaginaryPart() const{return imaginaryPart;}</text:p>
            <text:p text:style-name="P4"><text:s text:c="8"/>+getRealNumeratorSub() const{return realNumeratorSub;}</text:p>
            <text:p text:style-name="P4"><text:s text:c="8"/>+getRealNumeratorExponentialNumerator() const</text:p>
            <text:p text:style-name="P4"><text:s text:c="8"/>+getRealNumeratorExponentialDenominator() const</text:p>
            <text:p text:style-name="P4"><text:s text:c="8"/>+getRealDenominatorSub() const{return realDenominatorSub;}</text:p>
            <text:p text:style-name="P4"><text:s text:c="8"/>+getRealDenominatorExponentialNumerator() const</text:p>
            <text:p text:style-name="P4"><text:s text:c="8"/>+getRealDenominatorExponentialDenominator() const</text:p>
            <text:p text:style-name="P4"><text:s text:c="7"/>+getImaginaryNumeratorSub() const</text:p>
            <text:p text:style-name="P4"><text:s text:c="8"/>+getImaginaryNumeratorExponentialNumerator() const</text:p>
            <text:p text:style-name="P4"><text:tab/>+getImaginaryNumeratorExponentialDenominator() const</text:p>
            <text:p text:style-name="P4"><text:s text:c="11"/>+getImaginaryDenominatorSub() const</text:p>
            <text:p text:style-name="P4"><text:s text:c="8"/>+getImaginaryDenominatorExponentialNumerator() const</text:p>
            <text:p text:style-name="P4"><text:s text:c="8"/>+getImaginaryDenominatorExponentialDenominator() const</text:p>
            <text:p text:style-name="P4"><text:s text:c="8"/>+checkImaginaryPart(const double &amp;newImaginaryNumeratorSub, </text:p>
            <text:p text:style-name="P4"><text:s text:c="22"/>const int &amp;newImaginaryDenominatorSub);</text:p>
            <text:p text:style-name="P4"><text:s text:c="8"/>+ComplexNumber operator +(const ComplexNumber&amp; first, const ComplexNumber&amp; second);</text:p>
            <text:p text:style-name="P4"><text:s text:c="8"/>+ComplexNumber operator -(const ComplexNumber&amp; first, const ComplexNumber&amp; second);</text:p>
            <text:p text:style-name="P4"><text:s text:c="8"/>+operator &lt;(const ComplexNumber&amp; first, const ComplexNumber&amp; second);</text:p>
            <text:p text:style-name="P4"><text:s text:c="8"/>+operator &lt;&lt;(ostream&amp; outputStream, const ComplexNumber &amp;first);</text:p>
            <text:p text:style-name="P4"/>
            <text:p text:style-name="P4"><text:s text:c="8"/>-imaginaryPart:double </text:p>
            <text:p text:style-name="P4"><text:s text:c="8"/>-realNumeratorSub:</text:p>
            <text:p text:style-name="P4"><text:s text:c="8"/>-realNumeratorExponentialNumerator:int </text:p>
            <text:p text:style-name="P4"><text:s text:c="8"/>-realNumeratorExponentialDenominator:</text:p>
            <text:p text:style-name="P4"><text:s text:c="8"/>-realDenominatorSub:int </text:p>
            <text:p text:style-name="P4"><text:s text:c="8"/>-realDenominatorExponentialNumerator:int</text:p>
            <text:p text:style-name="P4"><text:s text:c="8"/>-realDenominatorExponentialDenominator:int </text:p>
            <text:p text:style-name="P4"><text:s text:c="8"/>-imaginaryNumeratorSub:double</text:p>
            <text:p text:style-name="P4"><text:s text:c="8"/>-imaginaryNumeratorExponentialNumerator:int</text:p>
            <text:p text:style-name="P4"><text:s text:c="8"/>-imaginaryNumeratorExponentialDenominator:int</text:p>
            <text:p text:style-name="P4"><text:s text:c="8"/>-imaginaryDenominatorSub:int</text:p>
            <text:p text:style-name="P4"><text:s text:c="8"/>-imaginaryDenominatorExponentialNumerator:int</text:p>
            <text:p text:style-name="P4"><text:s text:c="8"/>-imaginaryDenominatorExponentialDenominator:int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/text:p>
      <table:table table:name="Table" table:style-name="Table">
        <table:table-column table:style-name="Table.A"/>
        <table:table-row>
          <table:table-cell table:style-name="Table.A1" office:value-type="string">
            <text:p text:style-name="P9">IMAGINARY NUMBERS</text:p>
          </table:table-cell>
        </table:table-row>
        <table:table-row>
          <table:table-cell table:style-name="Table.A2" office:value-type="string">
            <text:p text:style-name="P14">+ImaginaryNumber(const double &amp;newImaginaryNumeratorSub, const int &amp;newImaginaryNumeratorExponentialNumerator, <text:s/>const int &amp;newImaginaryNumeratorExponentialDenominator,</text:p>
            <text:p text:style-name="P14"><text:s/>const int &amp;newImaginaryDenominatorSub, const int &amp;newImaginaryDenominatorExponentialNumerator, const int &amp;newImaginaryDenominatorExponentialDenominator);</text:p>
            <text:p text:style-name="P14"><text:s/>ImaginaryNumber(const double &amp;newImaginaryPart);</text:p>
            <text:p text:style-name="P14">+ImaginaryNumber();</text:p>
            <text:p text:style-name="P14">+ImaginaryNumber(const ImaginaryNumber &amp;otherImaginaryNumber);</text:p>
            <text:p text:style-name="P14">+ImaginaryNumber operator +(const ImaginaryNumber&amp; first, const ImaginaryNumber&amp; second);</text:p>
            <text:p text:style-name="P14">+ImaginaryNumber operator -(const ImaginaryNumber&amp; first, const ImaginaryNumber&amp; second);</text:p>
            <text:p text:style-name="P14"><text:s/>+operator &lt;(const ImaginaryNumber&amp; first, const ImaginaryNumber&amp; second);</text:p>
            <text:p text:style-name="P14">+operator &lt;&lt;(ostream&amp; outputStream, <text:s/>const ImaginaryNumber &amp;first); <text:s/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9">REAL NUMBERS</text:p>
          </table:table-cell>
        </table:table-row>
        <table:table-row>
          <table:table-cell table:style-name="Table2.A2" office:value-type="string">
            <text:p text:style-name="P13"><text:span text:style-name="T4">+RealNumber(const double &amp;newRealNumeratorSub, const int &amp;newRealNumeratorExponentialNumerator,</text:span></text:p>
            <text:p text:style-name="P12">const int &amp;newRealNumeratorExponentialDenominator, const int &amp;newRealDenominatorSub, <text:s/>const int &amp;newRealDenominatorExponentialNumerator, const int &amp;newRealDenominatorExponentialDenominator);</text:p>
            <text:p text:style-name="P12">+RealNumber(const double &amp;newRealNumber);</text:p>
            <text:p text:style-name="P12">+RealNumber();</text:p>
            <text:p text:style-name="P12">+RealNumber(const RealNumber &amp;otherRealNumber);</text:p>
            <text:p text:style-name="P12">+operator +(const RealNumber&amp; first, const RealNumber&amp; second);</text:p>
            <text:p text:style-name="P12">+ operator -(const RealNumber&amp; first, </text:p>
            <text:p text:style-name="P12">const RealNumber&amp; second);</text:p>
            <text:p text:style-name="P12">+operator &lt;(const RealNumber&amp; first, const RealNumber&amp; second);</text:p>
            <text:p text:style-name="P12">+operator &lt;&lt;(ostream&amp; outputStream, const RealNumber &amp;first);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9"><text:bookmark-start text:name="__DdeLink__2_1452543385"/>IRRATIONAL NUMBERS<text:bookmark-end text:name="__DdeLink__2_1452543385"/></text:p>
          </table:table-cell>
        </table:table-row>
        <table:table-row>
          <table:table-cell table:style-name="Table3.A2" office:value-type="string">
            <text:p text:style-name="P7">+IrrationalNumber(const double &amp;newRealNumeratorSub, </text:p>
            <text:p text:style-name="P7">const int &amp;newRealNumeratorExponentialNumerator, const int &amp;newRealNumeratorExponentialDenominator);</text:p>
            <text:p text:style-name="P7"><text:span text:style-name="T5">+</text:span>IrrationalNumber();</text:p>
            <text:p text:style-name="P7"><text:span text:style-name="T5">+</text:span>IrrationalNumber(const IrrationalNumber &amp;otherIrrationalNumber);</text:p>
            <text:p text:style-name="P7"><text:span text:style-name="T5">+</text:span>IrrationalNumber(const double &amp;newIrrationalNumber);</text:p>
            <text:p text:style-name="P7"><text:s text:c="8"/></text:p>
            <text:p text:style-name="P7"><text:span text:style-name="T5">+</text:span>void checkIrrationalNumber(const double &amp;newRealNumeratorSub, const int &amp;newRealNumeratorExponentialNumerator, const int &amp;newRealNumeratorExponentialDenominator);</text:p>
            <text:p text:style-name="P7"><text:span text:style-name="T5">+</text:span>operator +(const IrrationalNumber&amp; first, <text:s/>const IrrationalNumber&amp; second);</text:p>
            <text:p text:style-name="P7"><text:span text:style-name="T5">+</text:span>operator -(const IrrationalNumber&amp; first, const IrrationalNumber&amp; second);</text:p>
            <text:p text:style-name="P7"><text:span text:style-name="T5">+</text:span>operator &lt;(const IrrationalNumber&amp; first, <text:s/>const IrrationalNumber&amp; second);</text:p>
            <text:p text:style-name="P7"><text:span text:style-name="T5">+</text:span>ostream&amp; operator &lt;&lt;(ostream&amp; outputStream, <text:s/>const IrrationalNumber &amp;first);</text:p>
          </table:table-cell>
        </table:table-row>
      </table:table>
      <text:p text:style-name="P6"/>
      <text:p text:style-name="P6"/>
      <text:p text:style-name="P6"/>
      <table:table table:name="Table4" table:style-name="Table4">
        <table:table-column table:style-name="Table4.A"/>
        <table:table-row>
          <table:table-cell table:style-name="Table4.A1" office:value-type="string">
            <text:p text:style-name="P10"><text:bookmark-start text:name="__DdeLink__4_1452543385"/>RATIONAL NUMBERS<text:bookmark-end text:name="__DdeLink__4_1452543385"/></text:p>
          </table:table-cell>
        </table:table-row>
        <table:table-row>
          <table:table-cell table:style-name="Table4.A2" office:value-type="string">
            <text:p text:style-name="P8">+RationalNumber( const double &amp;newRealNumeratorSub, </text:p>
            <text:p text:style-name="P8">const int &amp;newRealNumeratorExponentialNumerator,const int &amp;newRealNumeratorExponentialDenominator,</text:p>
            <text:p text:style-name="P8">const int &amp;newRealDenominatorSub, const int &amp;newRealDenominatorExponentialNumerator, const int &amp;newRealDenominatorExponentialDenominator);</text:p>
            <text:p text:style-name="P8">+RationalNumber();</text:p>
            <text:p text:style-name="P8">+RationalNumber(const RationalNumber &amp;otherRationalNumber);</text:p>
            <text:p text:style-name="P8">+void checkRationalNumber(const double &amp;newRealNumeratorSub, <text:s/>const int &amp;newRealNumeratorExponentialNumerator,const int &amp;newRealNumeratorExponentialDenominator, const int &amp;newRealDenominatorSub, <text:s/>const int &amp;newRealDenominatorExponentialNumerator, const int &amp;newRealDenominatorExponentialDenominator);</text:p>
            <text:p text:style-name="P8">+operator +(const RationalNumber&amp; first, const RationalNumber&amp; second);</text:p>
            <text:p text:style-name="P8">+operator -(const RationalNumber&amp; first, <text:s/>const RationalNumber&amp; second);</text:p>
            <text:p text:style-name="P8">+operator &lt;(const RationalNumber&amp; first, const RationalNumber&amp; second);</text:p>
            <text:p text:style-name="P8">+ostream&amp; operator &lt;&lt;(ostream&amp; outputStream, const RationalNumber &amp;first);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5"/>
      <table:table table:name="Table5" table:style-name="Table5">
        <table:table-column table:style-name="Table5.A"/>
        <table:table-row>
          <table:table-cell table:style-name="Table5.A1" office:value-type="string">
            <text:p text:style-name="P11"><text:bookmark-start text:name="__DdeLink__6_1452543385"/>INTEGERS<text:bookmark-end text:name="__DdeLink__6_1452543385"/></text:p>
          </table:table-cell>
        </table:table-row>
        <table:table-row>
          <table:table-cell table:style-name="Table5.A2" office:value-type="string">
            <text:p text:style-name="P8">+Integer(const double &amp;newRealNumeratorSub, const int &amp;newRealNumeratorExponentialNumerator,const int &amp;newRealNumeratorExponentialDenominator,const int &amp;newRealDenominatorSub, <text:s/>const int &amp;newRealDenominatorExponentialNumerator, const int &amp;newRealDenominatorExponentialDenominator);</text:p>
            <text:p text:style-name="P8">+Integer();</text:p>
            <text:p text:style-name="P8">+ Integer(const Integer &amp;otherInteger);</text:p>
            <text:p text:style-name="P8">+void checkInteger(const double &amp;newRealNumeratorSub, </text:p>
            <text:p text:style-name="P8"><text:s/>const int &amp;newRealNumeratorExponentialNumerator,</text:p>
            <text:p text:style-name="P8">const int &amp;newRealNumeratorExponentialDenominator,</text:p>
            <text:p text:style-name="P8">const int &amp;newRealDenominatorSub, <text:s/>const int &amp;newRealDenominatorExponentialNumerator, </text:p>
            <text:p text:style-name="P8">const int &amp;newRealDenominatorExponentialDenominator);</text:p>
            <text:p text:style-name="P8">+operator +(const Integer&amp; first, <text:s/>const Integer&amp; second);</text:p>
            <text:p text:style-name="P8">+operator -(const Integer&amp; first, const Integer&amp; second);</text:p>
            <text:p text:style-name="P8">+operator &lt;(const Integer&amp; first, const Integer&amp; second);</text:p>
            <text:p text:style-name="P8">+operator &lt;&lt;(ostream&amp; outputStream, <text:s/>const Integer &amp;first);</text:p>
          </table:table-cell>
        </table:table-row>
      </table:table>
      <text:p text:style-name="P5"/>
      <text:p text:style-name="P5"/>
      <text:p text:style-name="P5"/>
      <table:table table:name="Table6" table:style-name="Table6">
        <table:table-column table:style-name="Table6.A"/>
        <table:table-row>
          <table:table-cell table:style-name="Table6.A1" office:value-type="string">
            <text:p text:style-name="P11">NATURAL NUMBERS</text:p>
          </table:table-cell>
        </table:table-row>
        <table:table-row>
          <table:table-cell table:style-name="Table6.A2" office:value-type="string">
            <text:p text:style-name="P8">+NaturalNumber(const double &amp;newRealNumeratorSub, const int &amp;newRealNumeratorExponentialNumerator,</text:p>
            <text:p text:style-name="P8">const int &amp;newRealNumeratorExponentialDenominator,</text:p>
            <text:p text:style-name="P8">const int &amp;newRealDenominatorSub, <text:s/>const int &amp;newRealDenominatorExponentialNumerator, <text:s/>const int &amp;newRealDenominatorExponentialDenominator);</text:p>
            <text:p text:style-name="P8">+NaturalNumber();</text:p>
            <text:p text:style-name="P8">+NaturalNumber(const NaturalNumber &amp;otherNaturalNumber);</text:p>
            <text:p text:style-name="P8">+ void checkNaturalNumber(const double &amp;newRealNumeratorSub, const int &amp;newRealNumeratorExponentialNumerator, <text:s/>const int &amp;newRealNumeratorExponentialDenominator, const int &amp;newRealDenominatorSub, const int &amp;newRealDenominatorExponentialNumerator, const int &amp;newRealDenominatorExponentialDenominator);</text:p>
            <text:p text:style-name="P8">+operator +(const NaturalNumber&amp; first, const NaturalNumber&amp; second);</text:p>
            <text:p text:style-name="P8">+operator -(const NaturalNumber&amp; first, const NaturalNumber&amp; second);</text:p>
            <text:p text:style-name="P8">+operator &lt;(const NaturalNumber&amp; first, <text:s text:c="2"/>const NaturalNumber&amp; second);</text:p>
            <text:p text:style-name="P8">+operator &lt;&lt;(ostream&amp; outputStream, const NaturalNumber &amp;first);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23:44:34.735687534</meta:creation-date>
    <dc:date>2015-12-17T00:23:56.202850334</dc:date>
    <meta:editing-duration>PT7M59S</meta:editing-duration>
    <meta:editing-cycles>1</meta:editing-cycles>
    <meta:document-statistic meta:table-count="7" meta:image-count="0" meta:object-count="0" meta:page-count="4" meta:paragraph-count="143" meta:word-count="558" meta:character-count="9182" meta:non-whitespace-character-count="7946"/>
    <meta:generator>LibreOffice/4.2.8.2$Linux_X86_64 LibreOffice_project/420m0$Build-2</meta:generator>
  </office:meta>
</office:document-meta>
</file>